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ubViewHotPointZone.setColor( String 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HotPointZone.getBott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HotPointZone.setLeft( String lef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HotPointZone.setTop( String t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HotPointZone.get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HotPointZone.getLef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HotPointZone.setTransparency( String transparen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HotPointZone.getTransparen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HotPointZone.setBottom( String bott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HotPointZone.setRight( String r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HotPointZone.getR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HotPointZone.getCol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